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.428cm" svg:height="9.004cm" svg:x="27.286cm" svg:y="0.239cm">
            <draw:object draw:notify-on-update-of-ranges="Feuille1.A1:Feuille1.A1 Feuille1.B1:Feuille1.D1 Feuille1.A3:Feuille1.A3 Feuille1.B3:Feuille1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13.684cm" svg:height="9.005cm" svg:x="11.454cm" svg:y="0.106cm">
            <draw:object draw:notify-on-update-of-ranges="Feuille1.A1:Feuille1.A1 Feuille1.B1:Feuille1.D1 Feuille1.A2:Feuille1.A2 Feuille1.B2:Feuille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Régis</text:p>
          </table:table-cell>
          <table:table-cell table:style-name="ce1" office:value-type="string" calcext:value-type="string">
            <text:p>Vata</text:p>
          </table:table-cell>
          <table:table-cell table:style-name="ce1" office:value-type="string" calcext:value-type="string">
            <text:p>Pitta</text:p>
          </table:table-cell>
          <table:table-cell table:style-name="ce1" office:value-type="string" calcext:value-type="string">
            <text:p>Kapha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Gwenol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Régi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0:46:55.334722097</meta:creation-date>
    <dc:date>2024-03-20T11:17:25.863986024</dc:date>
    <meta:editing-duration>P0D</meta:editing-duration>
    <meta:editing-cycles>1</meta:editing-cycles>
    <meta:document-statistic meta:table-count="1" meta:cell-count="1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5cm" svg:height="9.006cm" xlink:href=".." xlink:type="simple" chart:class="chart:circle" chart:style-name="ch1">
        <chart:title svg:x="10.338cm" svg:y="0.394cm" chart:style-name="ch2">
          <text:p>Gwenola</text:p>
        </chart:title>
        <chart:legend chart:legend-position="end" svg:x="11.951cm" svg:y="3.706cm" style:legend-expansion="high" chart:style-name="ch3"/>
        <chart:plot-area chart:style-name="ch4" table:cell-range-address="Feuille1.A1:Feuille1.D2" chart:data-source-has-labels="both" svg:x="0.273cm" svg:y="1.396cm" svg:width="11.405cm" svg:height="7.43cm">
          <chartooo:coordinate-region svg:x="2.261cm" svg:y="1.397cm" svg:width="7.429cm" svg:height="7.429cm"/>
          <chart:axis chart:dimension="x" chart:name="primary-x" chart:style-name="ch5" chartooo:axis-type="auto">
            <chartooo:date-scale/>
            <chart:categories table:cell-range-address="Feuille1.B1:Feuille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D2" chart:label-cell-address="Feuille1.A2:Feuille1.A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ta</text:p>
                <draw:g>
                  <svg:desc>Feuille1.B1:Feuille1.D1</svg:desc>
                </draw:g>
              </table:table-cell>
              <table:table-cell office:value-type="string">
                <text:p>Pitta</text:p>
              </table:table-cell>
              <table:table-cell office:value-type="string">
                <text:p>Kapha</text:p>
              </table:table-cell>
            </table:table-row>
          </table:table-header-rows>
          <table:table-rows>
            <table:table-row>
              <table:table-cell office:value-type="string">
                <text:p>Gwenola</text:p>
                <draw:g>
                  <svg:desc>Feuille1.A2:Feuille1.A2</svg:desc>
                </draw:g>
              </table:table-cell>
              <table:table-cell office:value-type="float" office:value="15">
                <text:p>15</text:p>
                <draw:g>
                  <svg:desc>Feuille1.B2:Feuille1.D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29cm" svg:height="9.005cm" xlink:href=".." xlink:type="simple" chart:class="chart:circle" chart:style-name="ch1">
        <chart:title svg:x="11.269cm" svg:y="0.546cm" chart:style-name="ch2">
          <text:p>Régis</text:p>
        </chart:title>
        <chart:legend chart:legend-position="end" svg:x="12.695cm" svg:y="3.705cm" style:legend-expansion="high" chart:style-name="ch3"/>
        <chart:plot-area chart:style-name="ch4" table:cell-range-address="Feuille1.A1:Feuille1.D1 Feuille1.A3:Feuille1.D3" chart:data-source-has-labels="both" svg:x="0.288cm" svg:y="1.396cm" svg:width="12.119cm" svg:height="7.429cm">
          <chartooo:coordinate-region svg:x="2.633cm" svg:y="1.397cm" svg:width="7.428cm" svg:height="7.428cm"/>
          <chart:axis chart:dimension="x" chart:name="primary-x" chart:style-name="ch5" chartooo:axis-type="auto">
            <chartooo:date-scale/>
            <chart:categories table:cell-range-address="Feuille1.B1:Feuille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D3" chart:label-cell-address="Feuille1.A3:Feuille1.A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ta</text:p>
                <draw:g>
                  <svg:desc>Feuille1.B1:Feuille1.D1</svg:desc>
                </draw:g>
              </table:table-cell>
              <table:table-cell office:value-type="string">
                <text:p>Pitta</text:p>
              </table:table-cell>
              <table:table-cell office:value-type="string">
                <text:p>Kapha</text:p>
              </table:table-cell>
            </table:table-row>
          </table:table-header-rows>
          <table:table-rows>
            <table:table-row>
              <table:table-cell office:value-type="string">
                <text:p>Régis</text:p>
                <draw:g>
                  <svg:desc>Feuille1.A3:Feuille1.A3</svg:desc>
                </draw:g>
              </table:table-cell>
              <table:table-cell office:value-type="float" office:value="9">
                <text:p>9</text:p>
                <draw:g>
                  <svg:desc>Feuille1.B3:Feuille1.D3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